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0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1/24/tutorial-sobre-el-flashpro-express-instalacion-y-ejecucion/" text:style-name="Internet_20_link" text:visited-style-name="Visited_20_Internet_20_Link"><text:span text:style-name="T3">https://soceame.wordpress.com/2024/11/24/tutorial-sobre-el-flashpro-express-instalacion-y-ejecucion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16T22:13:51.672247708">16/02/2025</text:date></text:p>
      <text:p text:style-name="P10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80bd6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/>
    </style:style>
    <style:style style:name="MT3" style:family="text">
      <style:text-properties officeooo:rsid="000aa428"/>
    </style:style>
    <style:style style:name="MT4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1/24/tutorial-sobre-el-flashpro-express-instalacion-y-ejecucion/" text:style-name="Internet_20_link" text:visited-style-name="Visited_20_Internet_20_Link"><draw:custom-shape text:anchor-type="char" draw:z-index="0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1/24/tutorial-sobre-el-flashpro-express-instalacion-y-ejecucion/</text:span></text:a></text:p>
      </style:header>
      <style:footer>
        <text:p text:style-name="MP4"><text:span text:style-name="MT3">Creado por David Rubio </text:span><text:span text:style-name="MT4">G.</text:span><text:span text:style-name="MT3"><text:tab/> <text:tab/></text:span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9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5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22:13:44.733034050</meta:creation-date>
    <meta:editing-duration>P0D</meta:editing-duration>
    <meta:editing-cycles>1</meta:editing-cycles>
    <meta:generator>LibreOffice/24.8.4.2$Linux_X86_64 LibreOffice_project/480$Build-2</meta:generator>
    <meta:document-statistic meta:table-count="0" meta:image-count="0" meta:object-count="0" meta:page-count="2" meta:paragraph-count="8" meta:word-count="21" meta:character-count="370" meta:non-whitespace-character-count="354"/>
    <meta:template xlink:type="simple" xlink:actuate="onRequest" xlink:title="template" xlink:href="../../template.ott" meta:date="2025-02-16T22:13:43.500267250"/>
  </office:meta>
</office:document-meta>
</file>